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late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  <table:table-cell office:value-type="string" calcext:value-type="string">
            <text:p>mean_metric</text:p>
          </table:table-cell>
          <table:table-cell office:value-type="string" calcext:value-type="string">
            <text:p>min_or_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C_64</text:p>
          </table:table-cell>
          <table:table-cell office:value-type="float" office:value="0.379259481995885" calcext:value-type="float">
            <text:p>0.379259481995885</text:p>
          </table:table-cell>
          <table:table-cell office:value-type="float" office:value="0.389638831129428" calcext:value-type="float">
            <text:p>0.389638831129428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C_8</text:p>
          </table:table-cell>
          <table:table-cell office:value-type="float" office:value="0.405905399290004" calcext:value-type="float">
            <text:p>0.405905399290004</text:p>
          </table:table-cell>
          <table:table-cell office:value-type="float" office:value="0.389638831129428" calcext:value-type="float">
            <text:p>0.38963883112942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F_64</text:p>
          </table:table-cell>
          <table:table-cell office:value-type="float" office:value="0" calcext:value-type="float">
            <text:p>0</text:p>
          </table:table-cell>
          <table:table-cell office:value-type="float" office:value="0.207141102645555" calcext:value-type="float">
            <text:p>0.20714110264555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F_8</text:p>
          </table:table-cell>
          <table:table-cell office:value-type="float" office:value="0.426935615277024" calcext:value-type="float">
            <text:p>0.426935615277024</text:p>
          </table:table-cell>
          <table:table-cell office:value-type="float" office:value="0.207141102645555" calcext:value-type="float">
            <text:p>0.207141102645555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A_64</text:p>
          </table:table-cell>
          <table:table-cell office:value-type="float" office:value="0" calcext:value-type="float">
            <text:p>0</text:p>
          </table:table-cell>
          <table:table-cell office:value-type="float" office:value="0.414385489094367" calcext:value-type="float">
            <text:p>0.4143854890943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A_32</text:p>
          </table:table-cell>
          <table:table-cell office:value-type="float" office:value="0.64534565351911" calcext:value-type="float">
            <text:p>0.64534565351911</text:p>
          </table:table-cell>
          <table:table-cell office:value-type="float" office:value="0.414385489094367" calcext:value-type="float">
            <text:p>0.414385489094367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G_64</text:p>
          </table:table-cell>
          <table:table-cell office:value-type="float" office:value="0.300475260682274" calcext:value-type="float">
            <text:p>0.300475260682274</text:p>
          </table:table-cell>
          <table:table-cell office:value-type="float" office:value="0.535323618969694" calcext:value-type="float">
            <text:p>0.53532361896969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G_8</text:p>
          </table:table-cell>
          <table:table-cell office:value-type="float" office:value="0.696382334985965" calcext:value-type="float">
            <text:p>0.696382334985965</text:p>
          </table:table-cell>
          <table:table-cell office:value-type="float" office:value="0.535323618969694" calcext:value-type="float">
            <text:p>0.53532361896969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T_32</text:p>
          </table:table-cell>
          <table:table-cell office:value-type="float" office:value="0.555766393657026" calcext:value-type="float">
            <text:p>0.555766393657026</text:p>
          </table:table-cell>
          <table:table-cell office:value-type="float" office:value="0.611062663977681" calcext:value-type="float">
            <text:p>0.61106266397768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T_8</text:p>
          </table:table-cell>
          <table:table-cell office:value-type="float" office:value="0.672926549617608" calcext:value-type="float">
            <text:p>0.672926549617608</text:p>
          </table:table-cell>
          <table:table-cell office:value-type="float" office:value="0.611062663977681" calcext:value-type="float">
            <text:p>0.61106266397768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AD_64</text:p>
          </table:table-cell>
          <table:table-cell office:value-type="float" office:value="0.618094851991978" calcext:value-type="float">
            <text:p>0.618094851991978</text:p>
          </table:table-cell>
          <table:table-cell office:value-type="float" office:value="0.666239163795866" calcext:value-type="float">
            <text:p>0.666239163795866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_AD_8</text:p>
          </table:table-cell>
          <table:table-cell office:value-type="float" office:value="0.723838658572623" calcext:value-type="float">
            <text:p>0.723838658572623</text:p>
          </table:table-cell>
          <table:table-cell office:value-type="float" office:value="0.666239163795866" calcext:value-type="float">
            <text:p>0.666239163795866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/6.0.7.3$Linux_X86_64 LibreOffice_project/00m0$Build-3</meta:generator>
  </office:meta>
</office:document-meta>
</file>